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allinn-01">
            <text:p>Tallinn-01</text:p>
          </table:table-cell>
          <table:table-cell office:value-type="float" office:value="59.43">
            <text:p>59.43</text:p>
          </table:table-cell>
          <table:table-cell office:value-type="float" office:value="24.74">
            <text:p>24.74</text:p>
          </table:table-cell>
          <table:table-cell office:value-type="float" office:value="7450.0">
            <text:p>7450.0</text:p>
          </table:table-cell>
          <table:table-cell office:value-type="float" office:value="325.0">
            <text:p>325.0</text:p>
          </table:table-cell>
          <table:table-cell office:value-type="string" office:value="highest Litorina Sea shoreline">
            <text:p>highest Litorina Sea shorelin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1.73">
            <text:p>21.7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arseEtal2003,MuruEtal2017,RosentauEtal2021">
            <text:p>SaarseEtal2003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35401">
            <text:p>Poz-35401</text:p>
          </table:table-cell>
          <table:table-cell office:value-type="float" office:value="59.43">
            <text:p>59.43</text:p>
          </table:table-cell>
          <table:table-cell office:value-type="float" office:value="24.74">
            <text:p>24.74</text:p>
          </table:table-cell>
          <table:table-cell office:value-type="float" office:value="4450.0">
            <text:p>4450.0</text:p>
          </table:table-cell>
          <table:table-cell office:value-type="float" office:value="40.0">
            <text:p>40.0</text:p>
          </table:table-cell>
          <table:table-cell office:value-type="string" office:value="wild boar bones in cult layer">
            <text:p>wild boar bones in cult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5.94">
            <text:p>15.9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LougasTomek2013,MuruEtal2017,RosentauEtal2021">
            <text:p>LougasTomek2013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24267">
            <text:p>Poz-24267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7420.0">
            <text:p>7420.0</text:p>
          </table:table-cell>
          <table:table-cell office:value-type="float" office:value="40.0">
            <text:p>4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15">
            <text:p>18.15</text:p>
          </table:table-cell>
          <table:table-cell office:value-type="float" office:value="0.540277706369604">
            <text:p>0.540277706369604</text:p>
          </table:table-cell>
          <table:table-cell office:value-type="float" office:value="0.5387949517209678">
            <text:p>0.5387949517209678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24246">
            <text:p>Poz-24246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8040.0">
            <text:p>8040.0</text:p>
          </table:table-cell>
          <table:table-cell office:value-type="float" office:value="50.0">
            <text:p>5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0">
            <text:p>18.0</text:p>
          </table:table-cell>
          <table:table-cell office:value-type="float" office:value="0.5411099703387474">
            <text:p>0.5411099703387474</text:p>
          </table:table-cell>
          <table:table-cell office:value-type="float" office:value="0.5387949517209678">
            <text:p>0.5387949517209678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24245">
            <text:p>Poz-24245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6240.0">
            <text:p>6240.0</text:p>
          </table:table-cell>
          <table:table-cell office:value-type="float" office:value="40.0">
            <text:p>4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33">
            <text:p>18.33</text:p>
          </table:table-cell>
          <table:table-cell office:value-type="float" office:value="0.540277706369604">
            <text:p>0.540277706369604</text:p>
          </table:table-cell>
          <table:table-cell office:value-type="float" office:value="0.5387949517209678">
            <text:p>0.5387949517209678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Tallinn-02">
            <text:p>Tallinn-02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6150.0">
            <text:p>615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43">
            <text:p>18.43</text:p>
          </table:table-cell>
          <table:table-cell office:value-type="float" office:value="0.540277706369604">
            <text:p>0.540277706369604</text:p>
          </table:table-cell>
          <table:table-cell office:value-type="float" office:value="0.5387949517209678">
            <text:p>0.5387949517209678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Ua-2390">
            <text:p>Ua-2390</text:p>
          </table:table-cell>
          <table:table-cell office:value-type="float" office:value="59.44">
            <text:p>59.44</text:p>
          </table:table-cell>
          <table:table-cell office:value-type="float" office:value="25.0">
            <text:p>25.0</text:p>
          </table:table-cell>
          <table:table-cell office:value-type="float" office:value="9490.0">
            <text:p>9490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5.98">
            <text:p>25.98</text:p>
          </table:table-cell>
          <table:table-cell office:value-type="float" office:value="0.5169139193328034">
            <text:p>0.5169139193328034</text:p>
          </table:table-cell>
          <table:table-cell office:value-type="float" office:value="0.5002999100539596">
            <text:p>0.5002999100539596</text:p>
          </table:table-cell>
          <table:table-cell office:value-type="string" office:value="Veski1998,MuruEtal2017,RosentauEtal2021">
            <text:p>Veski1998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ln-3037">
            <text:p>Tln-3037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5210.0">
            <text:p>52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46">
            <text:p>18.46</text:p>
          </table:table-cell>
          <table:table-cell office:value-type="float" office:value="0.5410175597889593">
            <text:p>0.5410175597889593</text:p>
          </table:table-cell>
          <table:table-cell office:value-type="float" office:value="0.5395368384086483">
            <text:p>0.5395368384086483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Tallinn-04">
            <text:p>Tallinn-04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8990.0">
            <text:p>8990.0</text:p>
          </table:table-cell>
          <table:table-cell office:value-type="float" office:value="105.0">
            <text:p>105.0</text:p>
          </table:table-cell>
          <table:table-cell office:value-type="string" office:value="lagoon onset">
            <text:p>lagoon onset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43">
            <text:p>18.43</text:p>
          </table:table-cell>
          <table:table-cell office:value-type="float" office:value="0.5411099703387474">
            <text:p>0.5411099703387474</text:p>
          </table:table-cell>
          <table:table-cell office:value-type="float" office:value="0.5387949517209678">
            <text:p>0.5387949517209678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Tallinn-03">
            <text:p>Tallinn-03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6810.0">
            <text:p>6810.0</text:p>
          </table:table-cell>
          <table:table-cell office:value-type="float" office:value="105.0">
            <text:p>10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43">
            <text:p>18.43</text:p>
          </table:table-cell>
          <table:table-cell office:value-type="float" office:value="0.540277706369604">
            <text:p>0.540277706369604</text:p>
          </table:table-cell>
          <table:table-cell office:value-type="float" office:value="0.5387949517209678">
            <text:p>0.5387949517209678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ln-3036">
            <text:p>Tln-3036</text:p>
          </table:table-cell>
          <table:table-cell office:value-type="float" office:value="59.38">
            <text:p>59.38</text:p>
          </table:table-cell>
          <table:table-cell office:value-type="float" office:value="24.43">
            <text:p>24.43</text:p>
          </table:table-cell>
          <table:table-cell office:value-type="float" office:value="5260.0">
            <text:p>52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5">
            <text:p>18.5</text:p>
          </table:table-cell>
          <table:table-cell office:value-type="float" office:value="0.540555270069583">
            <text:p>0.540555270069583</text:p>
          </table:table-cell>
          <table:table-cell office:value-type="float" office:value="0.5390732788777421">
            <text:p>0.5390732788777421</text:p>
          </table:table-cell>
          <table:table-cell office:value-type="string" office:value="SaarseEtal2009,MuruEtal2017,RosentauEtal2021">
            <text:p>SaarseEtal2009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ln-2349">
            <text:p>Tln-2349</text:p>
          </table:table-cell>
          <table:table-cell office:value-type="float" office:value="59.46">
            <text:p>59.46</text:p>
          </table:table-cell>
          <table:table-cell office:value-type="float" office:value="25.14">
            <text:p>25.14</text:p>
          </table:table-cell>
          <table:table-cell office:value-type="float" office:value="9980.0">
            <text:p>998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8.71">
            <text:p>28.71</text:p>
          </table:table-cell>
          <table:table-cell office:value-type="float" office:value="0.5009990019950139">
            <text:p>0.5009990019950139</text:p>
          </table:table-cell>
          <table:table-cell office:value-type="float" office:value="0.5009990019950139">
            <text:p>0.5009990019950139</text:p>
          </table:table-cell>
          <table:table-cell office:value-type="string" office:value="Heinsalu2000,MuruEtal2017,RosentauEtal2021">
            <text:p>Heinsalu2000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ln-2370">
            <text:p>Tln-2370</text:p>
          </table:table-cell>
          <table:table-cell office:value-type="float" office:value="59.46">
            <text:p>59.46</text:p>
          </table:table-cell>
          <table:table-cell office:value-type="float" office:value="25.14">
            <text:p>25.14</text:p>
          </table:table-cell>
          <table:table-cell office:value-type="float" office:value="9330.0">
            <text:p>933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8.76">
            <text:p>28.76</text:p>
          </table:table-cell>
          <table:table-cell office:value-type="float" office:value="0.5009990019950139">
            <text:p>0.5009990019950139</text:p>
          </table:table-cell>
          <table:table-cell office:value-type="float" office:value="0.5009990019950139">
            <text:p>0.5009990019950139</text:p>
          </table:table-cell>
          <table:table-cell office:value-type="string" office:value="Heinsalu2000,MuruEtal2017,RosentauEtal2021">
            <text:p>Heinsalu2000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Tallinn-05">
            <text:p>Tallinn-05</text:p>
          </table:table-cell>
          <table:table-cell office:value-type="float" office:value="59.42">
            <text:p>59.42</text:p>
          </table:table-cell>
          <table:table-cell office:value-type="float" office:value="24.62">
            <text:p>24.62</text:p>
          </table:table-cell>
          <table:table-cell office:value-type="float" office:value="1040.0">
            <text:p>1040.0</text:p>
          </table:table-cell>
          <table:table-cell office:value-type="float" office:value="35.0">
            <text:p>3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73">
            <text:p>2.73</text:p>
          </table:table-cell>
          <table:table-cell office:value-type="float" office:value="0.5411099703387474">
            <text:p>0.5411099703387474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4,MuruEtal2017,RosentauEtal2021">
            <text:p>GrudzinskaEtal2014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51454">
            <text:p>Poz-51454</text:p>
          </table:table-cell>
          <table:table-cell office:value-type="float" office:value="59.42">
            <text:p>59.42</text:p>
          </table:table-cell>
          <table:table-cell office:value-type="float" office:value="24.62">
            <text:p>24.62</text:p>
          </table:table-cell>
          <table:table-cell office:value-type="float" office:value="1270.0">
            <text:p>1270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55">
            <text:p>-1.55</text:p>
          </table:table-cell>
          <table:table-cell office:value-type="float" office:value="0.5428627819255987">
            <text:p>0.542862781925598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4,MuruEtal2017,RosentauEtal2021">
            <text:p>GrudzinskaEtal2014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ln-2371">
            <text:p>Tln-2371</text:p>
          </table:table-cell>
          <table:table-cell office:value-type="float" office:value="59.46">
            <text:p>59.46</text:p>
          </table:table-cell>
          <table:table-cell office:value-type="float" office:value="25.14">
            <text:p>25.14</text:p>
          </table:table-cell>
          <table:table-cell office:value-type="float" office:value="9640.0">
            <text:p>964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8.66">
            <text:p>28.66</text:p>
          </table:table-cell>
          <table:table-cell office:value-type="float" office:value="0.5009990019950139">
            <text:p>0.5009990019950139</text:p>
          </table:table-cell>
          <table:table-cell office:value-type="float" office:value="0.5009990019950139">
            <text:p>0.5009990019950139</text:p>
          </table:table-cell>
          <table:table-cell office:value-type="string" office:value="Heinsalu2000,MuruEtal2017,RosentauEtal2021">
            <text:p>Heinsalu2000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49185">
            <text:p>Poz-49185</text:p>
          </table:table-cell>
          <table:table-cell office:value-type="float" office:value="59.42">
            <text:p>59.42</text:p>
          </table:table-cell>
          <table:table-cell office:value-type="float" office:value="24.62">
            <text:p>24.62</text:p>
          </table:table-cell>
          <table:table-cell office:value-type="float" office:value="1900.0">
            <text:p>190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81">
            <text:p>-2.81</text:p>
          </table:table-cell>
          <table:table-cell office:value-type="float" office:value="0.5447017532558528">
            <text:p>0.5447017532558528</text:p>
          </table:table-cell>
          <table:table-cell office:value-type="float" office:value="0.5387949517209678">
            <text:p>0.5387949517209678</text:p>
          </table:table-cell>
          <table:table-cell office:value-type="string" office:value="GrudzinskaEtal2014,MuruEtal2017,RosentauEtal2021">
            <text:p>GrudzinskaEtal2014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Beta-409161">
            <text:p>Beta-409161</text:p>
          </table:table-cell>
          <table:table-cell office:value-type="float" office:value="59.43">
            <text:p>59.43</text:p>
          </table:table-cell>
          <table:table-cell office:value-type="float" office:value="24.74">
            <text:p>24.74</text:p>
          </table:table-cell>
          <table:table-cell office:value-type="float" office:value="4240.0">
            <text:p>4240.0</text:p>
          </table:table-cell>
          <table:table-cell office:value-type="float" office:value="30.0">
            <text:p>30.0</text:p>
          </table:table-cell>
          <table:table-cell office:value-type="string" office:value="elk bones in cult layer">
            <text:p>elk bones in cult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5.94">
            <text:p>15.9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uruEtal2017,RosentauEtal2021">
            <text:p>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Beta-409162">
            <text:p>Beta-409162</text:p>
          </table:table-cell>
          <table:table-cell office:value-type="float" office:value="59.43">
            <text:p>59.43</text:p>
          </table:table-cell>
          <table:table-cell office:value-type="float" office:value="24.74">
            <text:p>24.74</text:p>
          </table:table-cell>
          <table:table-cell office:value-type="float" office:value="4340.0">
            <text:p>4340.0</text:p>
          </table:table-cell>
          <table:table-cell office:value-type="float" office:value="30.0">
            <text:p>30.0</text:p>
          </table:table-cell>
          <table:table-cell office:value-type="string" office:value="elk bones in cult layer">
            <text:p>elk bones in cult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5.94">
            <text:p>15.94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uruEtal2017,RosentauEtal2021">
            <text:p>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Poz-51453">
            <text:p>Poz-51453</text:p>
          </table:table-cell>
          <table:table-cell office:value-type="float" office:value="59.42">
            <text:p>59.42</text:p>
          </table:table-cell>
          <table:table-cell office:value-type="float" office:value="24.62">
            <text:p>24.62</text:p>
          </table:table-cell>
          <table:table-cell office:value-type="float" office:value="1190.0">
            <text:p>1190.0</text:p>
          </table:table-cell>
          <table:table-cell office:value-type="float" office:value="30.0">
            <text:p>3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35">
            <text:p>-1.35</text:p>
          </table:table-cell>
          <table:table-cell office:value-type="float" office:value="0.5428627819255987">
            <text:p>0.5428627819255987</text:p>
          </table:table-cell>
          <table:table-cell office:value-type="float" office:value="0.5395368384086483">
            <text:p>0.5395368384086483</text:p>
          </table:table-cell>
          <table:table-cell office:value-type="string" office:value="GrudzinskaEtal2014,MuruEtal2017,RosentauEtal2021">
            <text:p>GrudzinskaEtal2014,MuruEtal2017,RosentauEtal2021</text:p>
          </table:table-cell>
        </table:table-row>
        <table:table-row>
          <table:table-cell office:value-type="string" office:value="Tallinn">
            <text:p>Tallinn</text:p>
          </table:table-cell>
          <table:table-cell office:value-type="string" office:value="radiocarbon">
            <text:p>radiocarbon</text:p>
          </table:table-cell>
          <table:table-cell office:value-type="string" office:value="Tln-2668">
            <text:p>Tln-2668</text:p>
          </table:table-cell>
          <table:table-cell office:value-type="float" office:value="59.47">
            <text:p>59.47</text:p>
          </table:table-cell>
          <table:table-cell office:value-type="float" office:value="24.98">
            <text:p>24.98</text:p>
          </table:table-cell>
          <table:table-cell office:value-type="float" office:value="7730.0">
            <text:p>77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9.73">
            <text:p>19.73</text:p>
          </table:table-cell>
          <table:table-cell office:value-type="float" office:value="1.2510395677195825">
            <text:p>1.2510395677195825</text:p>
          </table:table-cell>
          <table:table-cell office:value-type="float" office:value="1.2510395677195825">
            <text:p>1.2510395677195825</text:p>
          </table:table-cell>
          <table:table-cell office:value-type="string" office:value="Saarsetal2006,MuruEtal2017,RosentauEtal2021">
            <text:p>Saarsetal2006,MuruEtal201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